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9a2e7"/>
    </style:style>
    <style:style style:name="P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3">
      <style:paragraph-properties fo:line-height="150%" fo:text-align="start" style:justify-single-word="false"/>
      <style:text-properties style:font-name="Times New Roman" officeooo:rsid="0002955f" officeooo:paragraph-rsid="0002955f"/>
    </style:style>
    <style:style style:name="P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cbeab"/>
    </style:style>
    <style:style style:name="P9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0" style:family="paragraph" style:parent-style-name="Standard" style:list-style-name="L5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1" style:family="paragraph" style:parent-style-name="Standard" style:list-style-name="L6">
      <style:paragraph-properties fo:margin-top="0cm" fo:margin-bottom="0cm" style:contextual-spacing="false" fo:line-height="150%" fo:text-align="start" style:justify-single-word="false"/>
      <style:text-properties style:font-name="Times New Roman" officeooo:rsid="0009a2e7" officeooo:paragraph-rsid="0009a2e7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font-name="Times New Roman" officeooo:rsid="0006c513" officeooo:paragraph-rsid="0006c513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85c9f" officeooo:paragraph-rsid="00085c9f"/>
    </style:style>
    <style:style style:name="P15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a76c1"/>
    </style:style>
    <style:style style:name="P16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a76c1" officeooo:paragraph-rsid="000cbeab"/>
    </style:style>
    <style:style style:name="P17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cbeab" officeooo:paragraph-rsid="000cbeab"/>
    </style:style>
    <style:style style:name="P18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d068c" officeooo:paragraph-rsid="000d068c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12bc0" officeooo:paragraph-rsid="00112bc0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0e6eba" officeooo:paragraph-rsid="000e6eba"/>
    </style:style>
    <style:style style:name="P21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officeooo:rsid="001327ef" officeooo:paragraph-rsid="001327ef"/>
    </style:style>
    <style:style style:name="P22" style:family="paragraph" style:parent-style-name="Standard" style:list-style-name="L1">
      <style:paragraph-properties fo:margin-top="0cm" fo:margin-bottom="0cm" style:contextual-spacing="false" fo:line-height="150%" fo:text-align="start" style:justify-single-word="false" style:writing-mode="lr-tb"/>
      <style:text-properties style:font-name="Times New Roman" officeooo:rsid="00151a14" officeooo:paragraph-rsid="00151a14"/>
    </style:style>
    <style:style style:name="T1" style:family="text">
      <style:text-properties officeooo:rsid="00085c9f"/>
    </style:style>
    <style:style style:name="T2" style:family="text">
      <style:text-properties officeooo:rsid="0009a2e7"/>
    </style:style>
    <style:style style:name="T3" style:family="text">
      <style:text-properties style:font-name="Times New Roman" officeooo:rsid="0009a2e7"/>
    </style:style>
    <style:style style:name="T4" style:family="text">
      <style:text-properties officeooo:rsid="000d068c"/>
    </style:style>
    <style:style style:name="T5" style:family="text">
      <style:text-properties officeooo:rsid="000f3c8d"/>
    </style:style>
    <style:style style:name="T6" style:family="text">
      <style:text-properties officeooo:rsid="00112bc0"/>
    </style:style>
    <style:style style:name="T7" style:family="text">
      <style:text-properties officeooo:rsid="00146366"/>
    </style:style>
    <style:style style:name="T8" style:family="text">
      <style:text-properties officeooo:rsid="00151a1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ce Discovery API</text:p>
      <text:p text:style-name="P1"/>
      <text:p text:style-name="P1"/>
      <text:list xml:id="list2144215211" text:style-name="L1">
        <text:list-item>
          <text:p text:style-name="P2">Version1:</text:p>
          <text:list>
            <text:list-item>
              <text:p text:style-name="P2">Base domain name:</text:p>
              <text:list>
                <text:list-item>
                  <text:p text:style-name="P2">Primary: api.domainName/v1/</text:p>
                </text:list-item>
                <text:list-item>
                  <text:p text:style-name="P2">Secondary: domainName/api/v1/ </text:p>
                </text:list-item>
              </text:list>
            </text:list-item>
            <text:list-item>
              <text:p text:style-name="P2">Parts:</text:p>
              <text:list>
                <text:list-item>
                  <text:p text:style-name="P2">Devices:</text:p>
                  <text:list>
                    <text:list-item>
                      <text:p text:style-name="P2">List of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<text:span text:style-name="T1">list/</text:span>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pecific device detail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&lt;string:slug&gt;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GE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Everyone <text:span text:style-name="T1">has</text:span>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dd devices:</text:p>
                      <text:list>
                        <text:list-item>
                          <text:p text:style-name="P2">URL:</text:p>
                          <text:list>
                            <text:list-item>
                              <text:p text:style-name="P2">ApiBaseDomainName/devices/add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2">POST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2"><text:soft-page-break/>URL:</text:p>
                          <text:list>
                            <text:list-item>
                              <text:p text:style-name="P2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2">Methods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Delete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013237373927" text:continue-list="list214421521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s:</text:p>
                          <text:list>
                            <text:list-item>
                              <text:p text:style-name="P2">DELETE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admin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heck devices:</text:p>
                      <text:list>
                        <text:list-item>
                          <text:p text:style-name="P2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ApiBaseDomainName/device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012624735394" text:continue-list="list13201323737392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Method:</text:p>
                          <text:list>
                            <text:list-item>
                              <text:p text:style-name="P2">PATCH</text:p>
                            </text:list-item>
                          </text:list>
                        </text:list-item>
                        <text:list-item>
                          <text:p text:style-name="P2">Permissions:</text:p>
                          <text:list>
                            <text:list-item>
                              <text:p text:style-name="P2">Validators</text:p>
                            </text:list-item>
                            <text:list-item>
                              <text:p text:style-name="P2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Blogs:</text:p>
                  <text:list>
                    <text:list-item>
                      <text:p text:style-name="P12">List <text:span text:style-name="T2">of blogs</text:span>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14">ApiBaseDomainName/blogs/list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14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4">Everyone has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Specific blogs details:</text:p>
                      <text:list>
                        <text:list-item>
                          <text:p text:style-name="P14"><text:soft-page-break/>URL:</text:p>
                          <text:list>
                            <text:list-item>
                              <text:p text:style-name="P7">ApiBaseDomainName/blogs/&lt;string:slug&gt;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GE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Everyone has permission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Add blog:</text:p>
                      <text:list>
                        <text:list-item>
                          <text:p text:style-name="P14">URL:</text:p>
                          <text:list>
                            <text:list-item>
                              <text:p text:style-name="P7">ApiBaseDomainName/blogs/add/</text:p>
                            </text:list-item>
                          </text:list>
                        </text:list-item>
                        <text:list-item>
                          <text:p text:style-name="P14">Method:</text:p>
                          <text:list>
                            <text:list-item>
                              <text:p text:style-name="P7">POST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Edit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piBaseDomainName/blogs/&lt;string:slug&gt;/edit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013590297843" text:continue-list="list13201262473539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PATCH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Delete blog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ApiBaseDomainName/blogs/&lt;string:slug&gt;/delete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2014212126985" text:continue-list="list13201359029784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Method:</text:p>
                          <text:list>
                            <text:list-item>
                              <text:p text:style-name="P7">DELETE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7">admins</text:p>
                            </text:list-item>
                            <text:list-item>
                              <text:p text:style-name="P7">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Check blogs:</text:p>
                      <text:list>
                        <text:list-item>
                          <text:p text:style-name="P14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ApiBaseDomainName/blogs/&lt;string:slug&gt;/check/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3201421212698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oft-page-break/>Method:</text:p>
                          <text:list>
                            <text:list-item>
                              <text:p text:style-name="P15">PATCH</text:p>
                            </text:list-item>
                          </text:list>
                        </text:list-item>
                        <text:list-item>
                          <text:p text:style-name="P14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5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Reviews:</text:p>
                  <text:list>
                    <text:list-item>
                      <text:p text:style-name="P7">List of reviews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lis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pecific review’s data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Everyone has access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add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add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edit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edi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ATCH</text:p>
                            </text:list-item>
                          </text:list>
                        </text:list-item>
                        <text:list-item>
                          <text:p text:style-name="P17"><text:soft-page-break/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delete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DELETE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admin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heck review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7">ApiBaseDomainName/reviews/&lt;string:slug&gt;/check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7">PATCH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7">validators</text:p>
                            </text:list-item>
                            <text:list-item>
                              <text:p text:style-name="P17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User Interactions:</text:p>
                  <text:list>
                    <text:list-item>
                      <text:p text:style-name="P8">Compare devices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Compare/&lt;string:slug1&gt;/&lt;string:slug2&gt;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GE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Commenting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comment/</text:p>
                            </text:list-item>
                          </text:list>
                        </text:list-item>
                        <text:list-item>
                          <text:p text:style-name="P17">Method<text:span text:style-name="T4">s</text:span>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<text:soft-page-break/>Everyone except guest users can POST dat<text:span text:style-name="T6">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4">Reporting system</text:span>: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18">ApiBaseDomainName/interactions/reports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18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18">Everyone except guest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7">List of all </text:span><text:span text:style-name="T8">names</text:span><text:span text:style-name="T7"> except blogs, and reviews</text:span>:</text:p>
                      <text:list>
                        <text:list-item>
                          <text:p text:style-name="P19">URL:</text:p>
                          <text:list>
                            <text:list-item>
                              <text:p text:style-name="P19">ApiBaseDomainName/interactions/<text:span text:style-name="T8">names</text:span>/</text:p>
                            </text:list-item>
                          </text:list>
                        </text:list-item>
                        <text:list-item>
                          <text:p text:style-name="P22">Method:</text:p>
                          <text:list>
                            <text:list-item>
                              <text:p text:style-name="P22">GET</text:p>
                            </text:list-item>
                          </text:list>
                        </text:list-item>
                        <text:list-item>
                          <text:p text:style-name="P22">Permissions:</text:p>
                          <text:list>
                            <text:list-item>
                              <text:p text:style-name="P22">Everyone has access to GET da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sers:</text:p>
                  <text:list>
                    <text:list-item>
                      <text:p text:style-name="P20">Profile:</text:p>
                      <text:list>
                        <text:list-item>
                          <text:p text:style-name="P20">URL:</text:p>
                          <text:list>
                            <text:list-item>
                              <text:p text:style-name="P20">ApiBaseDomainName/accounts/profile/&lt;<text:span text:style-name="T5">string:username&gt;/</text:span></text:p>
                            </text:list-item>
                          </text:list>
                        </text:list-item>
                        <text:list-item>
                          <text:p text:style-name="P20">Methods:</text:p>
                          <text:list>
                            <text:list-item>
                              <text:p text:style-name="P20">GET</text:p>
                            </text:list-item>
                          </text:list>
                        </text:list-item>
                        <text:list-item>
                          <text:p text:style-name="P20">Permissions:</text:p>
                          <text:list>
                            <text:list-item>
                              <text:p text:style-name="P20">All logged in users can see profile(GET data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ign-up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0">ApiBaseDomainName/accounts/sign-up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0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0">Everyone can sign-up in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in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0">ApiBaseDomainName/accounts/login/</text:p>
                            </text:list-item>
                          </text:list>
                        </text:list-item>
                        <text:list-item>
                          <text:p text:style-name="P17"><text:soft-page-break/>Method:</text:p>
                          <text:list>
                            <text:list-item>
                              <text:p text:style-name="P20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0">Everyone can login to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ogou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0">ApiBaseDomainName/accounts/logou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0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0">Only logged in users can logout websi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delete account:<text:span text:style-name="T3"/></text:p>
                      <text:list>
                        <text:list-item>
                          <text:p text:style-name="P17">URL:</text:p>
                          <text:list>
                            <text:list-item>
                              <text:p text:style-name="P20">ApiBaseDomainName/accounts/delete-account/</text:p>
                            </text:list-item>
                          </text:list>
                        </text:list-item>
                        <text:list-item>
                          <text:p text:style-name="P17">Method:</text:p>
                          <text:list>
                            <text:list-item>
                              <text:p text:style-name="P20">POST</text:p>
                            </text:list-item>
                          </text:list>
                        </text:list-item>
                        <text:list-item>
                          <text:p text:style-name="P17">Permissions:</text:p>
                          <text:list>
                            <text:list-item>
                              <text:p text:style-name="P20">Only logged in users can delete their accoun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Change password:</text:p>
                      <text:list>
                        <text:list-item>
                          <text:p text:style-name="P21">URL:</text:p>
                          <text:list>
                            <text:list-item>
                              <text:p text:style-name="P21">ApiBaseDomainName/accounts/change-password/</text:p>
                            </text:list-item>
                          </text:list>
                        </text:list-item>
                        <text:list-item>
                          <text:p text:style-name="P21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All logged in 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<text:s/>Password recovery:</text:p>
                      <text:list>
                        <text:list-item>
                          <text:p text:style-name="P21">URL:</text:p>
                          <text:list>
                            <text:list-item>
                              <text:p text:style-name="P21">ApiBaseDomainName/accounts/password-recovery/</text:p>
                            </text:list-item>
                          </text:list>
                        </text:list-item>
                        <text:list-item>
                          <text:p text:style-name="P21">Method:</text:p>
                          <text:list>
                            <text:list-item>
                              <text:p text:style-name="P21">POST</text:p>
                            </text:list-item>
                          </text:list>
                        </text:list-item>
                        <text:list-item>
                          <text:p text:style-name="P21">Permissions:</text:p>
                          <text:list>
                            <text:list-item>
                              <text:p text:style-name="P21">Everyone can recover their passwor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2-06T13:20:12.219000000</dc:date>
    <meta:editing-duration>PT5H44M40S</meta:editing-duration>
    <meta:editing-cycles>16</meta:editing-cycles>
    <meta:generator>LibreOffice/7.6.0.3$Windows_X86_64 LibreOffice_project/69edd8b8ebc41d00b4de3915dc82f8f0fc3b6265</meta:generator>
    <meta:print-date>2024-12-06T11:16:38.745000000</meta:print-date>
    <meta:printed-by>PDF files</meta:printed-by>
    <meta:document-statistic meta:table-count="0" meta:image-count="0" meta:object-count="0" meta:page-count="7" meta:paragraph-count="226" meta:word-count="576" meta:character-count="3586" meta:non-whitespace-character-count="3459"/>
  </office:meta>
</office:document-meta>
</file>